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6003c" officeooo:paragraph-rsid="0016003c"/>
    </style:style>
    <style:style style:name="P2" style:family="paragraph" style:parent-style-name="Text_20_body" style:list-style-name="L2">
      <style:text-properties officeooo:rsid="0016003c" officeooo:paragraph-rsid="0016003c"/>
    </style:style>
    <style:style style:name="P3" style:family="paragraph" style:parent-style-name="Text_20_body" style:list-style-name="L3">
      <style:text-properties officeooo:rsid="0016003c" officeooo:paragraph-rsid="0016003c"/>
    </style:style>
    <style:style style:name="P4" style:family="paragraph" style:parent-style-name="Text_20_body" style:list-style-name="L4">
      <style:text-properties officeooo:paragraph-rsid="0016003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003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6003c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PictureGrid Help</text:h>
      <text:h text:style-name="Heading_20_3" text:outline-level="3">Opening a picture</text:h>
      <text:p text:style-name="P1">To open a picture, either:</text:p>
      <text:list xml:id="list3135036669" text:style-name="L2">
        <text:list-item>
          <text:p text:style-name="P2">Click on the central area, or</text:p>
        </text:list-item>
        <text:list-item>
          <text:p text:style-name="P2">Select <text:span text:style-name="T1">File → Open</text:span><text:span text:style-name="T3"> from the menu.</text:span></text:p>
        </text:list-item>
      </text:list>
      <text:p text:style-name="P1"><text:span text:style-name="T3">To open a recent file, you can also select </text:span><text:span text:style-name="T1">File → Recent…</text:span><text:span text:style-name="T3"> from the menu.</text:span></text:p>
      <text:h text:style-name="Heading_20_3" text:outline-level="3">Pasting a picture</text:h>
      <text:p text:style-name="P1"><text:span text:style-name="T3">To paste a picture into the window:</text:span></text:p>
      <text:list xml:id="list304224827" text:style-name="L4">
        <text:list-item>
          <text:p text:style-name="P4"><text:span text:style-name="T4">Copy the picture to the clipboard.</text:span></text:p>
        </text:list-item>
        <text:list-item>
          <text:p text:style-name="P4"><text:span text:style-name="T4">Select </text:span><text:span text:style-name="T2">Edit → Paste</text:span><text:span text:style-name="T4"> from the menu, or press </text:span><text:span text:style-name="T2">Ctrl+V</text:span><text:span text:style-name="T4">.</text:span></text:p>
        </text:list-item>
      </text:list>
      <text:h text:style-name="Heading_20_3" text:outline-level="3">Changing the Grid</text:h>
      <text:p text:style-name="P1">Use the “Options” panel on the left to change the grid.</text:p>
      <text:p text:style-name="P1">To show or hide the grid, click the check-box next to “Show Grid?”. </text:p>
      <text:p text:style-name="P1">To change the number of columns in the grid, change the value in the “Columns” box.</text:p>
      <text:p text:style-name="P1">To change the number of rows in the grid, change the value in the “Rows” box.</text:p>
      <text:p text:style-name="P1">To change the color of the grid, click the box next to “Grid Color:”. This will show a color picker window. Choose the desired color and click “Select”.</text:p>
      <text:p text:style-name="P1">To change the width of the grid lines, change the value in the “Line Width:” box.</text:p>
      <text:h text:style-name="Heading_20_3" text:outline-level="3">Moving the Grid</text:h>
      <text:p text:style-name="P1">To move the position of the grid, click and drag on the picture using the left mouse button.</text:p>
      <text:p text:style-name="P1">To move the grid back to its original (center) position, either:</text:p>
      <text:list xml:id="list2448464318" text:style-name="L3">
        <text:list-item>
          <text:p text:style-name="P3">Double-click on the picture, or</text:p>
        </text:list-item>
        <text:list-item>
          <text:p text:style-name="P3">Select <text:span text:style-name="T1">Grid → Center Grid</text:span> from the menu.</text:p>
        </text:list-item>
      </text:list>
      <text:p text:style-name="P1">To undo or redo moving the grid, select <text:span text:style-name="T1">Edit → Undo</text:span><text:span text:style-name="T3"> or </text:span><text:span text:style-name="T1">Edit → Redo</text:span><text:span text:style-name="T3"> from the menu.</text:span></text:p>
      <text:h text:style-name="Heading_20_3" text:outline-level="3">Saving the Picture</text:h>
      <text:p text:style-name="P1">To save the picture with the grid applied, select <text:span text:style-name="T1">File → Save As…</text:span> from the men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8T12:27:14.578978802</meta:creation-date>
    <dc:date>2021-11-18T12:38:45.220910684</dc:date>
    <meta:editing-duration>P0D</meta:editing-duration>
    <meta:editing-cycles>1</meta:editing-cycles>
    <meta:document-statistic meta:table-count="0" meta:image-count="0" meta:object-count="0" meta:page-count="1" meta:paragraph-count="25" meta:word-count="255" meta:character-count="1290" meta:non-whitespace-character-count="1065"/>
    <meta:generator>LibreOffice/6.0.7.3$Linux_X86_64 LibreOffice_project/00m0$Build-3</meta:generator>
  </office:meta>
</office:document-meta>
</file>